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ACTS 26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PERMISSION (26:1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PERSONAL TESTIMONY (26:2-23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-title-Title-Slide" presentation:presentation-page-layout-name="Master1-PPL1" draw:id="Slide-257">
        <draw:frame draw:id="id85" presentation:style-name="a449" draw:name="Title 1" svg:x="1.38in" svg:y="0.83in" svg:width="10.3in" svg:height="4.42in" presentation:class="title" presentation:placeholder="false">
          <draw:text-box>
            <text:p text:style-name="a448" text:class-names="" text:cond-style-name=""><text:span text:style-name="a446" text:class-names="">THE PERSONAL TESTIMONY (26:2-23)<text:s text:c="1"/></text:span><text:span text:style-name="a447" text:class-names=""/></text:p>
          </draw:text-box>
          <svg:title/>
          <svg:desc/>
        </draw:frame>
        <draw:frame draw:id="id86" presentation:style-name="a454" draw:name="Subtitle 2" svg:x="1.38in" svg:y="5.25in" svg:width="10.3in" svg:height="1.85in" presentation:class="subtitle" presentation:placeholder="false">
          <draw:text-box>
            <text:p text:style-name="a451" text:class-names="" text:cond-style-name=""><text:span text:style-name="a450" text:class-names=""><text:s text:c="1"/>Paul reviews his life as a religious man (26:2-11).<text:s text:c="1"/></text:span></text:p>
            <text:p text:style-name="a453" text:class-names="" text:cond-style-name=""><text:span text:style-name="a452" text:class-names=""/></text:p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Paul reviews his life as a religious man (26:2-11).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His activities as a Pharisee (26:2-8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His activities as a persecutor (26:9-11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PERSONAL TESTIMONY (26:2-23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Paul reviews his life as a religious man (26:2-11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Paul reviews his life as a redeemed man (26:12-23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<text:s text:c="1"/>Paul reviews his life as a redeemed man (26:12-23).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<text:s text:c="1"/>He speaks of his conversion (26:12-14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He speaks of his commission (26:15-18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He speaks of his consistency (26:19-23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THE PERSONAL TESTIMONY (26:2-23)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Paul reviews his life as a religious man (26:2-11).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Paul reviews his life as a redeemed man (26:12-23).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ACTS 26<text:s text:c="1"/></text:span><text:span text:style-name="a520" text:class-names=""/></text:p>
          </draw:text-box>
          <svg:title/>
          <svg:desc/>
        </draw:frame>
        <draw:frame draw:id="id96" presentation:style-name="a535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THE PERMISSION (26:1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PERSONAL TESTIMONY (26:2-23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PROTEST (26:24-25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8" draw:style-name="a536" draw:master-page-name="Master1-Layout12-tx-Title-and-Text" presentation:presentation-page-layout-name="Master1-PPL12" draw:id="Slide-263">
        <draw:frame draw:id="id97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THE PROTEST (26:24-25)<text:s text:c="1"/></text:span><text:span text:style-name="a538" text:class-names=""/></text:p>
          </draw:text-box>
          <svg:title/>
          <svg:desc/>
        </draw:frame>
        <draw:frame draw:id="id98" presentation:style-name="a550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<text:s text:c="1"/>Festus's accusation (26:24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Paul's answer (26:25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draw:page draw:name="Slide9" draw:style-name="a551" draw:master-page-name="Master1-Layout12-tx-Title-and-Text" presentation:presentation-page-layout-name="Master1-PPL12" draw:id="Slide-264">
        <draw:frame draw:id="id99" presentation:style-name="a555" draw:name="Title 1" svg:x="1.38in" svg:y="0.4in" svg:width="10.6in" svg:height="1.44965in" presentation:class="title" presentation:placeholder="false">
          <draw:text-box>
            <text:p text:style-name="a554" text:class-names="" text:cond-style-name=""><text:span text:style-name="a552" text:class-names="">ACTS 26<text:s text:c="1"/></text:span><text:span text:style-name="a553" text:class-names=""/></text:p>
          </draw:text-box>
          <svg:title/>
          <svg:desc/>
        </draw:frame>
        <draw:frame draw:id="id100" presentation:style-name="a571" draw:name="Text Placeholder 2" svg:x="1.38in" svg:y="2in" svg:width="9.4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THE PERMISSION (26:1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THE PERSONAL TESTIMONY (26:2-23)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THE PROTEST (26:24-25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THE PERSUASION (26:26-29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10" draw:style-name="a572" draw:master-page-name="Master1-Layout12-tx-Title-and-Text" presentation:presentation-page-layout-name="Master1-PPL12" draw:id="Slide-265">
        <draw:frame draw:id="id101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THE PERSUASION (26:26-29)<text:s text:c="1"/></text:span><text:span text:style-name="a574" text:class-names=""/></text:p>
          </draw:text-box>
          <svg:title/>
          <svg:desc/>
        </draw:frame>
        <draw:frame draw:id="id102" presentation:style-name="a589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Paul to Agrippa (26:26-27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Agrippa to Paul (26:28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Paul to Agrippa (26:29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11" draw:style-name="a590" draw:master-page-name="Master1-Layout12-tx-Title-and-Text" presentation:presentation-page-layout-name="Master1-PPL12" draw:id="Slide-266">
        <draw:frame draw:id="id103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ACTS 26<text:s text:c="1"/></text:span><text:span text:style-name="a592" text:class-names=""/></text:p>
          </draw:text-box>
          <svg:title/>
          <svg:desc/>
        </draw:frame>
        <draw:frame draw:id="id104" presentation:style-name="a613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THE PERMISSION (26:1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THE PERSONAL TESTIMONY (26:2-23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THE PROTEST (26:24-25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THE PERSUASION (26:26-29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THE POSTSCRIPT (26:30-32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26 </dc:title>
    <meta:initial-creator>David STRICKLAND</meta:initial-creator>
    <dc:creator>David STRICKLAND</dc:creator>
    <meta:creation-date>2020-02-24T10:50:36Z</meta:creation-date>
    <dc:date>2020-02-24T10:50:36Z</dc:date>
    <meta:template xlink:href="BibleStudy" xlink:type="simple"/>
    <meta:editing-cycles>1</meta:editing-cycles>
    <meta:editing-duration>PT0S</meta:editing-duration>
    <meta:document-statistic meta:paragraph-count="40" meta:word-count="272"/>
  </office:meta>
</office:document-meta>
</file>